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91.67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3.9mm"/>
    </style:style>
    <style:style style:name="co6" style:family="table-column">
      <style:table-column-properties fo:break-before="auto" style:column-width="22.65mm"/>
    </style:style>
    <style:style style:name="co7" style:family="table-column">
      <style:table-column-properties fo:break-before="auto" style:column-width="28.13mm"/>
    </style:style>
    <style:style style:name="co8" style:family="table-column">
      <style:table-column-properties fo:break-before="auto" style:column-width="17.67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3.49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11.64mm" fo:break-before="auto" style:use-optimal-row-height="false"/>
    </style:style>
    <style:style style:name="ro7" style:family="table-row">
      <style:table-row-properties style:row-height="8.73mm" fo:break-before="auto" style:use-optimal-row-height="false"/>
    </style:style>
    <style:style style:name="ro8" style:family="table-row">
      <style:table-row-properties style:row-height="8.2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5f_100年度考核報表_28_院處空白表_29_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一般_5f_100年度考核報表_28_院處空白表_29_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一般_5f_100年度考核報表_28_院處空白表_29_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100年度考核報表_28_院處空白表_29_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100年度考核報表_28_院處空白表_29_" style:data-style-name="N3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100年度考核報表_28_院處空白表_29_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一般_5f_100年度考核報表_28_院處空白表_29_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議員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49" table:default-cell-style-name="ce15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彰化縣政府101年度對議員所提地方建設建議事項處理明細表</text:p>
            </table:table-cell>
            <table:covered-table-cell table:number-columns-repeated="7" table:style-name="ce16"/>
            <table:table-cell table:number-columns-repeated="1016"/>
          </table:table-row>
          <table:table-row table:style-name="ro2">
            <table:table-cell table:style-name="ce1" office:value-type="string" calcext:value-type="string" table:number-columns-spanned="8" table:number-rows-spanned="1">
              <text:p>至101年12月止</text:p>
            </table:table-cell>
            <table:covered-table-cell table:number-columns-repeated="7" table:style-name="ce16"/>
            <table:table-cell table:number-columns-repeated="1016"/>
          </table:table-row>
          <table:table-row table:style-name="ro2">
            <table:table-cell table:style-name="ce2"/>
            <table:table-cell table:style-name="ce17" office:value-type="string" calcext:value-type="string" table:number-columns-spanned="3" table:number-rows-spanned="1">
              <text:p>(本表為半年報)</text:p>
            </table:table-cell>
            <table:covered-table-cell table:number-columns-repeated="2" table:style-name="ce17"/>
            <table:table-cell table:style-name="ce2" table:number-columns-repeated="3"/>
            <table:table-cell table:style-name="ce33" office:value-type="string" calcext:value-type="string">
              <text:p>單位：千元</text:p>
            </table:table-cell>
            <table:table-cell table:number-columns-repeated="1016"/>
          </table:table-row>
          <table:table-row table:style-name="ro3"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27"/>
            <table:covered-table-cell table:style-name="ce34"/>
            <table:table-cell table:number-columns-repeated="1016"/>
          </table:table-row>
          <table:table-row table:style-name="ro4">
            <table:covered-table-cell table:number-columns-repeated="3" table:style-name="ce4"/>
            <table:table-cell table:style-name="ce26" office:value-type="string" calcext:value-type="string">
              <text:p>核定金額</text:p>
            </table:table-cell>
            <table:table-cell table:style-name="ce26" office:value-type="string" calcext:value-type="string">
              <text:p>經費支用科目</text:p>
            </table:table-cell>
            <table:table-cell table:style-name="ce26" office:value-type="string" calcext:value-type="string">
              <text:p>主辦機關</text:p>
            </table:table-cell>
            <table:table-cell table:style-name="ce26" office:value-type="string" calcext:value-type="string">
              <text:p>招標方式</text:p>
            </table:table-cell>
            <table:table-cell table:style-name="ce26" office:value-type="string" calcext:value-type="string">
              <text:p>得標廠商</text:p>
            </table:table-cell>
            <table:table-cell table:number-columns-repeated="1016"/>
          </table:table-row>
        </table:table-header-rows>
        <table:table-row table:style-name="ro5">
          <table:table-cell table:style-name="ce5" office:value-type="string" calcext:value-type="string">
            <text:p>北斗鎮陶朱路7-1號旁等道路改善工程</text:p>
          </table:table-cell>
          <table:table-cell table:style-name="ce18" office:value-type="string" calcext:value-type="string">
            <text:p>北斗鎮</text:p>
          </table:table-cell>
          <table:table-cell table:style-name="ce22" office:value-type="float" office:value="1211" calcext:value-type="float">
            <text:p>1,211</text:p>
          </table:table-cell>
          <table:table-cell table:style-name="ce22" table:formula="of:=ROUND([.C6];0)" office:value-type="float" office:value="1211" calcext:value-type="float">
            <text:p>1,211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5" office:value-type="string" calcext:value-type="string">
            <text:p>順大興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地潭里保北路等道路改善工程</text:p>
          </table:table-cell>
          <table:table-cell table:style-name="ce18" office:value-type="string" calcext:value-type="string">
            <text:p>和美鎮</text:p>
          </table:table-cell>
          <table:table-cell table:style-name="ce22" office:value-type="float" office:value="591" calcext:value-type="float">
            <text:p>591</text:p>
          </table:table-cell>
          <table:table-cell table:style-name="ce22" table:formula="of:=ROUND([.C7];0)" office:value-type="float" office:value="591" calcext:value-type="float">
            <text:p>591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和昌土包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福興鄉社尾村番社村道路改善工程</text:p>
          </table:table-cell>
          <table:table-cell table:style-name="ce18" office:value-type="string" calcext:value-type="string">
            <text:p>福興鄉</text:p>
          </table:table-cell>
          <table:table-cell table:style-name="ce22" office:value-type="float" office:value="3450" calcext:value-type="float">
            <text:p>3,450</text:p>
          </table:table-cell>
          <table:table-cell table:style-name="ce22" table:formula="of:=ROUND([.C8];0)" office:value-type="float" office:value="3450" calcext:value-type="float">
            <text:p>3,450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堡隆營造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芳苑鄉建平村文明巷道路改善工程</text:p>
          </table:table-cell>
          <table:table-cell table:style-name="ce18" office:value-type="string" calcext:value-type="string">
            <text:p>芳苑鄉</text:p>
          </table:table-cell>
          <table:table-cell table:style-name="ce22" office:value-type="float" office:value="552" calcext:value-type="float">
            <text:p>552</text:p>
          </table:table-cell>
          <table:table-cell table:style-name="ce22" table:formula="of:=ROUND([.C9];0)" office:value-type="float" office:value="552" calcext:value-type="float">
            <text:p>552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昶達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路上及福榮村道路改善工程</text:p>
          </table:table-cell>
          <table:table-cell table:style-name="ce18" office:value-type="string" calcext:value-type="string">
            <text:p>芳苑鄉</text:p>
          </table:table-cell>
          <table:table-cell table:style-name="ce22" office:value-type="float" office:value="789" calcext:value-type="float">
            <text:p>789</text:p>
          </table:table-cell>
          <table:table-cell table:style-name="ce22" table:formula="of:=ROUND([.C10];0)" office:value-type="float" office:value="789" calcext:value-type="float">
            <text:p>789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展鋐營造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田中鎮中潭里員集路3段125巷道路及側溝改善工程</text:p>
          </table:table-cell>
          <table:table-cell table:style-name="ce18" office:value-type="string" calcext:value-type="string">
            <text:p>田中鎮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table:formula="of:=ROUND([.C11];0)" office:value-type="float" office:value="952" calcext:value-type="float">
            <text:p>952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7" office:value-type="string" calcext:value-type="string">
            <text:p>肇益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永芳路310巷等道路改善工程</text:p>
          </table:table-cell>
          <table:table-cell table:style-name="ce18" office:value-type="string" calcext:value-type="string">
            <text:p>彰化市</text:p>
          </table:table-cell>
          <table:table-cell table:style-name="ce22" office:value-type="float" office:value="701" calcext:value-type="float">
            <text:p>701</text:p>
          </table:table-cell>
          <table:table-cell table:style-name="ce22" table:formula="of:=ROUND([.C12];0)" office:value-type="float" office:value="701" calcext:value-type="float">
            <text:p>701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彰化市彰美路一段等道路排水改善工程</text:p>
          </table:table-cell>
          <table:table-cell table:style-name="ce18" office:value-type="string" calcext:value-type="string">
            <text:p>彰化市</text:p>
          </table:table-cell>
          <table:table-cell table:style-name="ce22" office:value-type="float" office:value="1626" calcext:value-type="float">
            <text:p>1,626</text:p>
          </table:table-cell>
          <table:table-cell table:style-name="ce22" table:formula="of:=ROUND([.C13];0)" office:value-type="float" office:value="1626" calcext:value-type="float">
            <text:p>1,626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駿盛營造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芳苑鄉文津村(草湖段5-182地號)農路改善工程</text:p>
          </table:table-cell>
          <table:table-cell table:style-name="ce18" office:value-type="string" calcext:value-type="string">
            <text:p>芳苑鄉</text:p>
          </table:table-cell>
          <table:table-cell table:style-name="ce22" office:value-type="float" office:value="444" calcext:value-type="float">
            <text:p>444</text:p>
          </table:table-cell>
          <table:table-cell table:style-name="ce22" table:formula="of:=ROUND([.C14];0)" office:value-type="float" office:value="444" calcext:value-type="float">
            <text:p>444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伍益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三成村山成路道路改善工程</text:p>
          </table:table-cell>
          <table:table-cell table:style-name="ce18" office:value-type="string" calcext:value-type="string">
            <text:p>芳苑鄉</text:p>
          </table:table-cell>
          <table:table-cell table:style-name="ce22" office:value-type="float" office:value="1183" calcext:value-type="float">
            <text:p>1,183</text:p>
          </table:table-cell>
          <table:table-cell table:style-name="ce22" table:formula="of:=ROUND([.C15];0)" office:value-type="float" office:value="1183" calcext:value-type="float">
            <text:p>1,183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榮吉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西湖村等道路排水改善工程</text:p>
          </table:table-cell>
          <table:table-cell table:style-name="ce18" office:value-type="string" calcext:value-type="string">
            <text:p>埔鹽鄉</text:p>
          </table:table-cell>
          <table:table-cell table:style-name="ce22" office:value-type="float" office:value="2119" calcext:value-type="float">
            <text:p>2,119</text:p>
          </table:table-cell>
          <table:table-cell table:style-name="ce22" table:formula="of:=ROUND([.C16];0)" office:value-type="float" office:value="2119" calcext:value-type="float">
            <text:p>2,119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澄昱營造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秀水鄉曾厝村、福安村曾福巷176號前等護欄路面改善工程</text:p>
          </table:table-cell>
          <table:table-cell table:style-name="ce18" office:value-type="string" calcext:value-type="string">
            <text:p>秀水鄉</text:p>
          </table:table-cell>
          <table:table-cell table:style-name="ce22" office:value-type="float" office:value="1593" calcext:value-type="float">
            <text:p>1,593</text:p>
          </table:table-cell>
          <table:table-cell table:style-name="ce22" table:formula="of:=ROUND([.C17];0)" office:value-type="float" office:value="1593" calcext:value-type="float">
            <text:p>1,593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達鴻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番婆里海豐路13號旁等道路排水改善工程</text:p>
          </table:table-cell>
          <table:table-cell table:style-name="ce18" office:value-type="string" calcext:value-type="string">
            <text:p>溪湖鎮</text:p>
          </table:table-cell>
          <table:table-cell table:style-name="ce22" office:value-type="float" office:value="1677" calcext:value-type="float">
            <text:p>1,677</text:p>
          </table:table-cell>
          <table:table-cell table:style-name="ce22" table:formula="of:=ROUND([.C18];0)" office:value-type="float" office:value="1677" calcext:value-type="float">
            <text:p>1,677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聯樺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永靖鄉永北村永昌街等巷道改善工程</text:p>
          </table:table-cell>
          <table:table-cell table:style-name="ce18" office:value-type="string" calcext:value-type="string">
            <text:p>永靖鄉</text:p>
          </table:table-cell>
          <table:table-cell table:style-name="ce22" office:value-type="float" office:value="1752" calcext:value-type="float">
            <text:p>1,752</text:p>
          </table:table-cell>
          <table:table-cell table:style-name="ce22" table:formula="of:=ROUND([.C19];0)" office:value-type="float" office:value="1752" calcext:value-type="float">
            <text:p>1,752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家成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永靖鄉東寧村浮圳路214巷道路等道路排水改善工程</text:p>
          </table:table-cell>
          <table:table-cell table:style-name="ce18" office:value-type="string" calcext:value-type="string">
            <text:p>永靖鄉</text:p>
          </table:table-cell>
          <table:table-cell table:style-name="ce22" office:value-type="float" office:value="865" calcext:value-type="float">
            <text:p>865</text:p>
          </table:table-cell>
          <table:table-cell table:style-name="ce22" table:formula="of:=ROUND([.C20];0)" office:value-type="float" office:value="865" calcext:value-type="float">
            <text:p>865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花壇鄉金墩街等道路改善工程</text:p>
          </table:table-cell>
          <table:table-cell table:style-name="ce18" office:value-type="string" calcext:value-type="string">
            <text:p>花壇鄉</text:p>
          </table:table-cell>
          <table:table-cell table:style-name="ce22" office:value-type="float" office:value="919" calcext:value-type="float">
            <text:p>919</text:p>
          </table:table-cell>
          <table:table-cell table:style-name="ce22" table:formula="of:=ROUND([.C21];0)" office:value-type="float" office:value="919" calcext:value-type="float">
            <text:p>919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5" office:value-type="string" calcext:value-type="string">
            <text:p>建壹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南路五段2巷等道路改善工程</text:p>
          </table:table-cell>
          <table:table-cell table:style-name="ce19" office:value-type="string" calcext:value-type="string">
            <text:p>彰化市</text:p>
          </table:table-cell>
          <table:table-cell table:style-name="ce22" office:value-type="float" office:value="1250" calcext:value-type="float">
            <text:p>1,250</text:p>
          </table:table-cell>
          <table:table-cell table:style-name="ce22" table:formula="of:=ROUND([.C22];0)" office:value-type="float" office:value="1250" calcext:value-type="float">
            <text:p>1,250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宏毅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鹿港鎮東石里、草中里、山崙里、頭南里頭庄巷等排水溝路面改善工程</text:p>
          </table:table-cell>
          <table:table-cell table:style-name="ce18" office:value-type="string" calcext:value-type="string">
            <text:p>鹿港鎮</text:p>
          </table:table-cell>
          <table:table-cell table:style-name="ce22" office:value-type="float" office:value="2158" calcext:value-type="float">
            <text:p>2,158</text:p>
          </table:table-cell>
          <table:table-cell table:style-name="ce22" table:formula="of:=ROUND([.C23];0)" office:value-type="float" office:value="2158" calcext:value-type="float">
            <text:p>2,158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營泰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溪湖鎮湖西國小前及埔鹽大有村等道路排水改善工程</text:p>
          </table:table-cell>
          <table:table-cell table:style-name="ce19" office:value-type="string" calcext:value-type="string">
            <text:p>溪湖鎮</text:p>
          </table:table-cell>
          <table:table-cell table:style-name="ce22" office:value-type="float" office:value="2489" calcext:value-type="float">
            <text:p>2,489</text:p>
          </table:table-cell>
          <table:table-cell table:style-name="ce22" table:formula="of:=ROUND([.C24];0)" office:value-type="float" office:value="2489" calcext:value-type="float">
            <text:p>2,489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健生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社頭鄉平和村山腳路3段147巷等道路及側溝改善工程</text:p>
          </table:table-cell>
          <table:table-cell table:style-name="ce18" office:value-type="string" calcext:value-type="string">
            <text:p>社頭鄉</text:p>
          </table:table-cell>
          <table:table-cell table:style-name="ce22" office:value-type="float" office:value="1772" calcext:value-type="float">
            <text:p>1,772</text:p>
          </table:table-cell>
          <table:table-cell table:style-name="ce22" table:formula="of:=ROUND([.C25];0)" office:value-type="float" office:value="1772" calcext:value-type="float">
            <text:p>1,772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彰化縣埔心鄉LED道路節能照明改善工程</text:p>
          </table:table-cell>
          <table:table-cell table:style-name="ce18" office:value-type="string" calcext:value-type="string">
            <text:p>埔心鄉</text:p>
          </table:table-cell>
          <table:table-cell table:style-name="ce22" office:value-type="float" office:value="10020" calcext:value-type="float">
            <text:p>10,020</text:p>
          </table:table-cell>
          <table:table-cell table:style-name="ce22" table:formula="of:=ROUND([.C26];0)" office:value-type="float" office:value="10020" calcext:value-type="float">
            <text:p>10,020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昕浩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州鄉瓦厝村等道路改善工程</text:p>
          </table:table-cell>
          <table:table-cell table:style-name="ce18" office:value-type="string" calcext:value-type="string">
            <text:p>溪州鄉</text:p>
          </table:table-cell>
          <table:table-cell table:style-name="ce22" office:value-type="float" office:value="1051" calcext:value-type="float">
            <text:p>1,051</text:p>
          </table:table-cell>
          <table:table-cell table:style-name="ce22" table:formula="of:=ROUND([.C27];0)" office:value-type="float" office:value="1051" calcext:value-type="float">
            <text:p>1,051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0" office:value-type="string" calcext:value-type="string">
            <text:p>本府工務處</text:p>
          </table:table-cell>
          <table:table-cell table:style-name="ce32" office:value-type="string" calcext:value-type="string">
            <text:p>公開招標</text:p>
          </table:table-cell>
          <table:table-cell table:style-name="ce36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鐵山里中興路二段道路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3" office:value-type="float" office:value="1510" calcext:value-type="float">
            <text:p>1,51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三偉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永靖鄉新莊村竹巷等道路改善工程</text:p>
          </table:table-cell>
          <table:table-cell table:style-name="ce18" office:value-type="string" calcext:value-type="string">
            <text:p>永靖鄉</text:p>
          </table:table-cell>
          <table:table-cell table:number-columns-repeated="2" table:style-name="ce24" office:value-type="float" office:value="574" calcext:value-type="float">
            <text:p>574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員林鎮出水里員水路一段102巷等道路改善工程</text:p>
          </table:table-cell>
          <table:table-cell table:style-name="ce18" office:value-type="string" calcext:value-type="string">
            <text:p>員林鎮</text:p>
          </table:table-cell>
          <table:table-cell table:number-columns-repeated="2" table:style-name="ce24" office:value-type="float" office:value="1313" calcext:value-type="float">
            <text:p>1,313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啟林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北斗鎮拓農路排水改善工程</text:p>
          </table:table-cell>
          <table:table-cell table:style-name="ce18" office:value-type="string" calcext:value-type="string">
            <text:p>北斗鎮</text:p>
          </table:table-cell>
          <table:table-cell table:number-columns-repeated="2" table:style-name="ce23" office:value-type="float" office:value="579" calcext:value-type="float">
            <text:p>579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坤裕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鐵山里里內更新路燈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192" calcext:value-type="float">
            <text:p>192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辰虎水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桂東路等道路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3" office:value-type="float" office:value="908" calcext:value-type="float">
            <text:p>90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瑞皇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和厝路一段150巷49號前等排水溝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409" calcext:value-type="float">
            <text:p>409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達豐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南雷路171巷旁排水溝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187" calcext:value-type="float">
            <text:p>18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合鎰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線西鄉崁頂路與中車路交叉口旁排水改善工程</text:p>
          </table:table-cell>
          <table:table-cell table:style-name="ce18" office:value-type="string" calcext:value-type="string">
            <text:p>線西鄉</text:p>
          </table:table-cell>
          <table:table-cell table:number-columns-repeated="2" table:style-name="ce23" office:value-type="float" office:value="307" calcext:value-type="float">
            <text:p>30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健生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芬園鄉嘉興、茄荖、芬園、進芬、同安、大埔等村路燈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307" calcext:value-type="float">
            <text:p>30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復聖機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社口村仁愛路道路改善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628" calcext:value-type="float">
            <text:p>62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利政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鹿港鎮玉順里新宮段159地號村里民休憩設施工程</text:p>
          </table:table-cell>
          <table:table-cell table:style-name="ce18" office:value-type="string" calcext:value-type="string">
            <text:p>鹿港鎮</text:p>
          </table:table-cell>
          <table:table-cell table:number-columns-repeated="2" table:style-name="ce23" office:value-type="float" office:value="1600" calcext:value-type="float">
            <text:p>1,60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利友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花壇鄉金福街等道路及護欄改善工程</text:p>
          </table:table-cell>
          <table:table-cell table:style-name="ce18" office:value-type="string" calcext:value-type="string">
            <text:p>花壇鄉</text:p>
          </table:table-cell>
          <table:table-cell table:number-columns-repeated="2" table:style-name="ce24" office:value-type="float" office:value="792" calcext:value-type="float">
            <text:p>792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西南莊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1420" calcext:value-type="float">
            <text:p>1,42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宏毅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南路二段512巷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1110" calcext:value-type="float">
            <text:p>1,11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隆郢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伸港鄉泉厝路等道路改善工程</text:p>
          </table:table-cell>
          <table:table-cell table:style-name="ce18" office:value-type="string" calcext:value-type="string">
            <text:p>伸港鄉</text:p>
          </table:table-cell>
          <table:table-cell table:number-columns-repeated="2" table:style-name="ce24" office:value-type="float" office:value="1730" calcext:value-type="float">
            <text:p>1,73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隆郢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南軒路道路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675" calcext:value-type="float">
            <text:p>67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隆郢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建平等7村道路改善工程</text:p>
          </table:table-cell>
          <table:table-cell table:style-name="ce18" office:value-type="string" calcext:value-type="string">
            <text:p>芳苑鄉</text:p>
          </table:table-cell>
          <table:table-cell table:number-columns-repeated="2" table:style-name="ce24" office:value-type="float" office:value="3396" calcext:value-type="float">
            <text:p>3,396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權洋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二林鎮華崙里、香田里等道路排水改善工程</text:p>
          </table:table-cell>
          <table:table-cell table:style-name="ce18" office:value-type="string" calcext:value-type="string">
            <text:p>二林鎮</text:p>
          </table:table-cell>
          <table:table-cell table:number-columns-repeated="2" table:style-name="ce24" office:value-type="float" office:value="2170" calcext:value-type="float">
            <text:p>2,17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三偉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信義等5村道路及護欄改善工程</text:p>
          </table:table-cell>
          <table:table-cell table:style-name="ce18" office:value-type="string" calcext:value-type="string">
            <text:p>芳苑鄉</text:p>
          </table:table-cell>
          <table:table-cell table:number-columns-repeated="2" table:style-name="ce23" office:value-type="float" office:value="1450" calcext:value-type="float">
            <text:p>1,45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展鋐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花壇鄉長春、長沙、金墩等村道路排水改善工程</text:p>
          </table:table-cell>
          <table:table-cell table:style-name="ce18" office:value-type="string" calcext:value-type="string">
            <text:p>花壇鄉</text:p>
          </table:table-cell>
          <table:table-cell table:number-columns-repeated="2" table:style-name="ce24" office:value-type="float" office:value="3320" calcext:value-type="float">
            <text:p>3,32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18" office:value-type="string" calcext:value-type="string">
            <text:p>振旺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埔心鄉瓦中村明聖路四段236巷8弄17號旁等道路排水改善工程</text:p>
          </table:table-cell>
          <table:table-cell table:style-name="ce18" office:value-type="string" calcext:value-type="string">
            <text:p>埔心鄉</text:p>
          </table:table-cell>
          <table:table-cell table:number-columns-repeated="2" table:style-name="ce24" office:value-type="float" office:value="2677" calcext:value-type="float">
            <text:p>2,67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8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永樂村番金路97之6號旁等道路排水改善工程</text:p>
          </table:table-cell>
          <table:table-cell table:style-name="ce18" office:value-type="string" calcext:value-type="string">
            <text:p>埔鹽鄉</text:p>
          </table:table-cell>
          <table:table-cell table:number-columns-repeated="2" table:style-name="ce24" office:value-type="float" office:value="617" calcext:value-type="float">
            <text:p>61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健生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和美鎮嘉犁農地重劃區和美鎮大霞段1474地號旁溝渠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339" calcext:value-type="float">
            <text:p>339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宏懋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馬路520巷等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2040" calcext:value-type="float">
            <text:p>2,04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宏毅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草路等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1031" calcext:value-type="float">
            <text:p>1,031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隆郢營造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大村鄉黃厝村山腳路34-1號前道路側溝改善工程</text:p>
          </table:table-cell>
          <table:table-cell table:style-name="ce18" office:value-type="string" calcext:value-type="string">
            <text:p>大村鄉</text:p>
          </table:table-cell>
          <table:table-cell table:number-columns-repeated="2" table:style-name="ce24" office:value-type="float" office:value="767" calcext:value-type="float">
            <text:p>76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六建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大村鄉茄苳路2段192巷46號前道路及排水溝改善工程</text:p>
          </table:table-cell>
          <table:table-cell table:style-name="ce18" office:value-type="string" calcext:value-type="string">
            <text:p>大村鄉</text:p>
          </table:table-cell>
          <table:table-cell table:number-columns-repeated="2" table:style-name="ce24" office:value-type="float" office:value="600" calcext:value-type="float">
            <text:p>60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承立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秀水鄉鶴鳴村彰鹿路142巷道路及排水改善工程</text:p>
          </table:table-cell>
          <table:table-cell table:style-name="ce18" office:value-type="string" calcext:value-type="string">
            <text:p>秀水鄉</text:p>
          </table:table-cell>
          <table:table-cell table:number-columns-repeated="2" table:style-name="ce23" office:value-type="float" office:value="620" calcext:value-type="float">
            <text:p>62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百達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福興鄉外中村外中街79之8號旁等道路排水溝改善工程</text:p>
          </table:table-cell>
          <table:table-cell table:style-name="ce18" office:value-type="string" calcext:value-type="string">
            <text:p>福興鄉</text:p>
          </table:table-cell>
          <table:table-cell table:number-columns-repeated="2" table:style-name="ce23" office:value-type="float" office:value="762" calcext:value-type="float">
            <text:p>762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成吉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楓坑、芬園、大埔、竹林等村路燈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409" calcext:value-type="float">
            <text:p>409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專豐水電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芬園鄉101年度楓坑村楓林街路面改善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660" calcext:value-type="float">
            <text:p>66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同鴻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心鄉芎蕉村等道路排水改善工程</text:p>
          </table:table-cell>
          <table:table-cell table:style-name="ce18" office:value-type="string" calcext:value-type="string">
            <text:p>埔心鄉</text:p>
          </table:table-cell>
          <table:table-cell table:number-columns-repeated="2" table:style-name="ce24" office:value-type="float" office:value="1456" calcext:value-type="float">
            <text:p>1,456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石埤、三省村等道路改善工程</text:p>
          </table:table-cell>
          <table:table-cell table:style-name="ce18" office:value-type="string" calcext:value-type="string">
            <text:p>埔鹽鄉</text:p>
          </table:table-cell>
          <table:table-cell table:number-columns-repeated="2" table:style-name="ce24" office:value-type="float" office:value="1283" calcext:value-type="float">
            <text:p>1,283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雲長路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990" calcext:value-type="float">
            <text:p>99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隆郢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建和街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1390" calcext:value-type="float">
            <text:p>1,39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宏毅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二林鎮豐田里等3里道路排水改善工程</text:p>
          </table:table-cell>
          <table:table-cell table:style-name="ce18" office:value-type="string" calcext:value-type="string">
            <text:p>二林鎮</text:p>
          </table:table-cell>
          <table:table-cell table:number-columns-repeated="2" table:style-name="ce23" office:value-type="float" office:value="1278" calcext:value-type="float">
            <text:p>1,27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龍吉土包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大城鄉三豐村活動中心排水改善工程</text:p>
          </table:table-cell>
          <table:table-cell table:style-name="ce18" office:value-type="string" calcext:value-type="string">
            <text:p>大城鄉</text:p>
          </table:table-cell>
          <table:table-cell table:number-columns-repeated="2" table:style-name="ce24" office:value-type="float" office:value="328" calcext:value-type="float">
            <text:p>32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榮吉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南港村埔菜路4之3號旁等道路改善工程</text:p>
          </table:table-cell>
          <table:table-cell table:style-name="ce18" office:value-type="string" calcext:value-type="string">
            <text:p>埔鹽鄉</text:p>
          </table:table-cell>
          <table:table-cell table:number-columns-repeated="2" table:style-name="ce24" office:value-type="float" office:value="723" calcext:value-type="float">
            <text:p>723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家成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福興鄉麥厝村、福寶村、番社村、社尾村等排水溝路面改善工程</text:p>
          </table:table-cell>
          <table:table-cell table:style-name="ce18" office:value-type="string" calcext:value-type="string">
            <text:p>福興鄉</text:p>
          </table:table-cell>
          <table:table-cell table:number-columns-repeated="2" table:style-name="ce24" office:value-type="float" office:value="1677" calcext:value-type="float">
            <text:p>1,67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鹽鄉太平村大新路一巷23之1號旁等道路改善工程</text:p>
          </table:table-cell>
          <table:table-cell table:style-name="ce18" office:value-type="string" calcext:value-type="string">
            <text:p>埔鹽鄉</text:p>
          </table:table-cell>
          <table:table-cell table:number-columns-repeated="2" table:style-name="ce24" office:value-type="float" office:value="2367" calcext:value-type="float">
            <text:p>2,36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孟倫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圳墘、溪頭、舊社等村路燈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313" calcext:value-type="float">
            <text:p>313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專豐水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花壇鄉中橋街等道路改善工程</text:p>
          </table:table-cell>
          <table:table-cell table:style-name="ce18" office:value-type="string" calcext:value-type="string">
            <text:p>花壇鄉</text:p>
          </table:table-cell>
          <table:table-cell table:number-columns-repeated="2" table:style-name="ce24" office:value-type="float" office:value="820" calcext:value-type="float">
            <text:p>82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建壹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平和12街等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845" calcext:value-type="float">
            <text:p>84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秀水鄉義興村三義巷52號前道路改善工程</text:p>
          </table:table-cell>
          <table:table-cell table:style-name="ce18" office:value-type="string" calcext:value-type="string">
            <text:p>秀水鄉</text:p>
          </table:table-cell>
          <table:table-cell table:number-columns-repeated="2" table:style-name="ce24" office:value-type="float" office:value="2150" calcext:value-type="float">
            <text:p>2,15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有勝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南路三後二巷等道路排水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1429" calcext:value-type="float">
            <text:p>1,429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線西鄉沿海路一段及二段道路改善工程</text:p>
          </table:table-cell>
          <table:table-cell table:style-name="ce18" office:value-type="string" calcext:value-type="string">
            <text:p>線西鄉</text:p>
          </table:table-cell>
          <table:table-cell table:number-columns-repeated="2" table:style-name="ce24" office:value-type="float" office:value="2549" calcext:value-type="float">
            <text:p>2,549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隆郢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鹿港鎮鹿和路、臨海路路燈節能減碳工程</text:p>
          </table:table-cell>
          <table:table-cell table:style-name="ce18" office:value-type="string" calcext:value-type="string">
            <text:p>鹿港鎮</text:p>
          </table:table-cell>
          <table:table-cell table:number-columns-repeated="2" table:style-name="ce24" office:value-type="float" office:value="5000" calcext:value-type="float">
            <text:p>5,00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泓碩光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西勢里等道路改善工程</text:p>
          </table:table-cell>
          <table:table-cell table:style-name="ce18" office:value-type="string" calcext:value-type="string">
            <text:p>溪湖鎮</text:p>
          </table:table-cell>
          <table:table-cell table:number-columns-repeated="2" table:style-name="ce24" office:value-type="float" office:value="3340" calcext:value-type="float">
            <text:p>3,34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鹿港鎮頭南里頭庄巷4號旁道路改善工程</text:p>
          </table:table-cell>
          <table:table-cell table:style-name="ce18" office:value-type="string" calcext:value-type="string">
            <text:p>鹿港鎮</text:p>
          </table:table-cell>
          <table:table-cell table:number-columns-repeated="2" table:style-name="ce24" office:value-type="float" office:value="637" calcext:value-type="float">
            <text:p>63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福興鄉三和村南興街46之3號旁排水溝護岸改善工程</text:p>
          </table:table-cell>
          <table:table-cell table:style-name="ce18" office:value-type="string" calcext:value-type="string">
            <text:p>福興鄉</text:p>
          </table:table-cell>
          <table:table-cell table:number-columns-repeated="2" table:style-name="ce24" office:value-type="float" office:value="595" calcext:value-type="float">
            <text:p>59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堡隆營造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福興鄉外中村外中段1451地號旁田邊排水改善工程</text:p>
          </table:table-cell>
          <table:table-cell table:style-name="ce18" office:value-type="string" calcext:value-type="string">
            <text:p>福興鄉</text:p>
          </table:table-cell>
          <table:table-cell table:number-columns-repeated="2" table:style-name="ce24" office:value-type="float" office:value="374" calcext:value-type="float">
            <text:p>374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六合土包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福興鄉番婆村(街)45之2號旁排水溝改善工程</text:p>
          </table:table-cell>
          <table:table-cell table:style-name="ce18" office:value-type="string" calcext:value-type="string">
            <text:p>福興鄉</text:p>
          </table:table-cell>
          <table:table-cell table:number-columns-repeated="2" table:style-name="ce24" office:value-type="float" office:value="1762" calcext:value-type="float">
            <text:p>1,762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成功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中庄里等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542" calcext:value-type="float">
            <text:p>542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宏毅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建寶街1-21號前等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2050" calcext:value-type="float">
            <text:p>2,05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三偉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延平路等道路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1360" calcext:value-type="float">
            <text:p>1,36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展維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永靖鄉敦厚村圳腳巷等道路改善工程</text:p>
          </table:table-cell>
          <table:table-cell table:style-name="ce18" office:value-type="string" calcext:value-type="string">
            <text:p>永靖鄉</text:p>
          </table:table-cell>
          <table:table-cell table:number-columns-repeated="2" table:style-name="ce24" office:value-type="float" office:value="1545" calcext:value-type="float">
            <text:p>1,54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家成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永靖鄉西興路等AC路面改善工程</text:p>
          </table:table-cell>
          <table:table-cell table:style-name="ce18" office:value-type="string" calcext:value-type="string">
            <text:p>永靖鄉</text:p>
          </table:table-cell>
          <table:table-cell table:number-columns-repeated="2" table:style-name="ce24" office:value-type="float" office:value="1770" calcext:value-type="float">
            <text:p>1,77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全昱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永靖鄉福興村中肚巷等AC路面改善工程</text:p>
          </table:table-cell>
          <table:table-cell table:style-name="ce18" office:value-type="string" calcext:value-type="string">
            <text:p>永靖鄉</text:p>
          </table:table-cell>
          <table:table-cell table:number-columns-repeated="2" table:style-name="ce24" office:value-type="float" office:value="745" calcext:value-type="float">
            <text:p>74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全昱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雅安路176巷等道路排水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910" calcext:value-type="float">
            <text:p>91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承立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二林鎮三民路、五權街等道路照明改善工程</text:p>
          </table:table-cell>
          <table:table-cell table:style-name="ce18" office:value-type="string" calcext:value-type="string">
            <text:p>二林鎮</text:p>
          </table:table-cell>
          <table:table-cell table:number-columns-repeated="2" table:style-name="ce24" office:value-type="float" office:value="4985" calcext:value-type="float">
            <text:p>4,98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東陽能源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員林鎮三和里三條街等巷道改善工程</text:p>
          </table:table-cell>
          <table:table-cell table:style-name="ce18" office:value-type="string" calcext:value-type="string">
            <text:p>員林鎮</text:p>
          </table:table-cell>
          <table:table-cell table:number-columns-repeated="2" table:style-name="ce24" office:value-type="float" office:value="726" calcext:value-type="float">
            <text:p>726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金主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埔鹽鄉埔鹽埤農地重劃區和平段230-1地號等路面改善工程</text:p>
          </table:table-cell>
          <table:table-cell table:style-name="ce18" office:value-type="string" calcext:value-type="string">
            <text:p>埔鹽鄉</text:p>
          </table:table-cell>
          <table:table-cell table:number-columns-repeated="2" table:style-name="ce23" office:value-type="float" office:value="3312" calcext:value-type="float">
            <text:p>3,312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孟倫土包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埤頭鄉豐崙村道路排水改善工程</text:p>
          </table:table-cell>
          <table:table-cell table:style-name="ce18" office:value-type="string" calcext:value-type="string">
            <text:p>埤頭鄉</text:p>
          </table:table-cell>
          <table:table-cell table:number-columns-repeated="2" table:style-name="ce24" office:value-type="float" office:value="2018" calcext:value-type="float">
            <text:p>2,01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尚品土包</text:p>
          </table:table-cell>
          <table:table-cell table:number-columns-repeated="1016"/>
        </table:table-row>
        <table:table-row table:style-name="ro6">
          <table:table-cell table:style-name="ce9" office:value-type="string" calcext:value-type="string">
            <text:p>埤頭鄉竹圍村竹和路85巷及興農村中興巷等道路排水改善工程</text:p>
          </table:table-cell>
          <table:table-cell table:style-name="ce18" office:value-type="string" calcext:value-type="string">
            <text:p>埤頭鄉</text:p>
          </table:table-cell>
          <table:table-cell table:number-columns-repeated="2" table:style-name="ce24" office:value-type="float" office:value="2160" calcext:value-type="float">
            <text:p>2,16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尚品土包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溪湖鎮湖東里大溪三街排水改善工程</text:p>
          </table:table-cell>
          <table:table-cell table:style-name="ce18" office:value-type="string" calcext:value-type="string">
            <text:p>溪湖鎮</text:p>
          </table:table-cell>
          <table:table-cell table:number-columns-repeated="2" table:style-name="ce24" office:value-type="float" office:value="491" calcext:value-type="float">
            <text:p>491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善霖營造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溪湖鎮平和里等道路排水改善工程</text:p>
          </table:table-cell>
          <table:table-cell table:style-name="ce18" office:value-type="string" calcext:value-type="string">
            <text:p>溪湖鎮</text:p>
          </table:table-cell>
          <table:table-cell table:number-columns-repeated="2" table:style-name="ce24" office:value-type="float" office:value="1446" calcext:value-type="float">
            <text:p>1,446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二林鎮豐田等7里道路排水改善工程</text:p>
          </table:table-cell>
          <table:table-cell table:style-name="ce18" office:value-type="string" calcext:value-type="string">
            <text:p>二林鎮</text:p>
          </table:table-cell>
          <table:table-cell table:number-columns-repeated="2" table:style-name="ce24" office:value-type="float" office:value="5620" calcext:value-type="float">
            <text:p>5,62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善霖營造</text:p>
          </table:table-cell>
          <table:table-cell table:number-columns-repeated="1016"/>
        </table:table-row>
        <table:table-row table:style-name="ro5">
          <table:table-cell table:style-name="ce10" office:value-type="string" calcext:value-type="string">
            <text:p>埤頭鄉芙朝村振興路210巷道路改善工程</text:p>
          </table:table-cell>
          <table:table-cell table:style-name="ce18" office:value-type="string" calcext:value-type="string">
            <text:p>埤頭鄉</text:p>
          </table:table-cell>
          <table:table-cell table:number-columns-repeated="2" table:style-name="ce24" office:value-type="float" office:value="1378" calcext:value-type="float">
            <text:p>1,37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順大興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鹿港鎮溝墘里棋盤巷、福興鄉福興村等道路改善工程</text:p>
          </table:table-cell>
          <table:table-cell table:style-name="ce18" office:value-type="string" calcext:value-type="string">
            <text:p>鹿港鎮</text:p>
          </table:table-cell>
          <table:table-cell table:number-columns-repeated="2" table:style-name="ce24" office:value-type="float" office:value="800" calcext:value-type="float">
            <text:p>80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5" office:value-type="string" calcext:value-type="string">
            <text:p>隆郢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鹿港鎮海埔里輔導路道路拓寬排水改善工程</text:p>
          </table:table-cell>
          <table:table-cell table:style-name="ce18" office:value-type="string" calcext:value-type="string">
            <text:p>鹿港鎮</text:p>
          </table:table-cell>
          <table:table-cell table:number-columns-repeated="2" table:style-name="ce24" office:value-type="float" office:value="1310" calcext:value-type="float">
            <text:p>1,31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裕益興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福興鄉外中村(街)73之9號旁道路擋土牆改善工程</text:p>
          </table:table-cell>
          <table:table-cell table:style-name="ce18" office:value-type="string" calcext:value-type="string">
            <text:p>福興鄉</text:p>
          </table:table-cell>
          <table:table-cell table:number-columns-repeated="2" table:style-name="ce24" office:value-type="float" office:value="675" calcext:value-type="float">
            <text:p>67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</text:p>
          </table:table-cell>
          <table:table-cell table:style-name="ce36" office:value-type="string" calcext:value-type="string">
            <text:p>堡隆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南軒路227號前等排水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3" office:value-type="float" office:value="396" calcext:value-type="float">
            <text:p>396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達豐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線西鄉線東路二段及和美鎮菊東路等道路改善工程</text:p>
          </table:table-cell>
          <table:table-cell table:style-name="ce18" office:value-type="string" calcext:value-type="string">
            <text:p>線西鄉</text:p>
          </table:table-cell>
          <table:table-cell table:number-columns-repeated="2" table:style-name="ce24" office:value-type="float" office:value="1371" calcext:value-type="float">
            <text:p>1,371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隆郢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北斗鎮西德里等道路排水改善工程</text:p>
          </table:table-cell>
          <table:table-cell table:style-name="ce18" office:value-type="string" calcext:value-type="string">
            <text:p>北斗鎮</text:p>
          </table:table-cell>
          <table:table-cell table:number-columns-repeated="2" table:style-name="ce24" office:value-type="float" office:value="1385" calcext:value-type="float">
            <text:p>1,38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北斗鎮水生植物園區改善工程</text:p>
          </table:table-cell>
          <table:table-cell table:style-name="ce18" office:value-type="string" calcext:value-type="string">
            <text:p>北斗鎮</text:p>
          </table:table-cell>
          <table:table-cell table:number-columns-repeated="2" table:style-name="ce24" office:value-type="float" office:value="1500" calcext:value-type="float">
            <text:p>1,50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金主營造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和美鎮南佃里彰草路三段172巷38號旁等排水溝改善工程</text:p>
          </table:table-cell>
          <table:table-cell table:style-name="ce18" office:value-type="string" calcext:value-type="string">
            <text:p>和美鎮</text:p>
          </table:table-cell>
          <table:table-cell table:style-name="ce24" office:value-type="float" office:value="1040" calcext:value-type="float">
            <text:p>1,040 </text:p>
          </table:table-cell>
          <table:table-cell table:style-name="ce23" office:value-type="float" office:value="1040" calcext:value-type="float">
            <text:p>1,04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達豐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芳苑國小北側圍牆整建工程</text:p>
          </table:table-cell>
          <table:table-cell table:style-name="ce18" office:value-type="string" calcext:value-type="string">
            <text:p>芳苑鄉</text:p>
          </table:table-cell>
          <table:table-cell table:number-columns-repeated="2" table:style-name="ce24" office:value-type="float" office:value="1352" calcext:value-type="float">
            <text:p>1,352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長成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鹿港國中第二校區及鹿港文小四圍籬新建工程</text:p>
          </table:table-cell>
          <table:table-cell table:style-name="ce18" office:value-type="string" calcext:value-type="string">
            <text:p>鹿港鎮</text:p>
          </table:table-cell>
          <table:table-cell table:style-name="ce24" office:value-type="float" office:value="1137" calcext:value-type="float">
            <text:p>1,137 </text:p>
          </table:table-cell>
          <table:table-cell table:style-name="ce23" office:value-type="float" office:value="1137" calcext:value-type="float">
            <text:p>1,13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全雙工程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花壇鄉長沙村彰員路二段585巷旁排水改善工程</text:p>
          </table:table-cell>
          <table:table-cell table:style-name="ce18" office:value-type="string" calcext:value-type="string">
            <text:p>花壇鄉</text:p>
          </table:table-cell>
          <table:table-cell table:number-columns-repeated="2" table:style-name="ce24" office:value-type="float" office:value="867" calcext:value-type="float">
            <text:p>86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駿盛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花壇鄉金屯排水二分線及彰化市東西三圳旁排水改善工程</text:p>
          </table:table-cell>
          <table:table-cell table:style-name="ce18" office:value-type="string" calcext:value-type="string">
            <text:p>花壇鄉</text:p>
          </table:table-cell>
          <table:table-cell table:number-columns-repeated="2" table:style-name="ce24" office:value-type="float" office:value="265" calcext:value-type="float">
            <text:p>26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成金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鹿路120巷等道路改善工程</text:p>
          </table:table-cell>
          <table:table-cell table:style-name="ce18" office:value-type="string" calcext:value-type="string">
            <text:p>彰化市</text:p>
          </table:table-cell>
          <table:table-cell table:style-name="ce24" office:value-type="float" office:value="1678" calcext:value-type="float">
            <text:p>1,678 </text:p>
          </table:table-cell>
          <table:table-cell table:style-name="ce23" office:value-type="float" office:value="1678" calcext:value-type="float">
            <text:p>1,67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營泰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和美鎮新庄里彰新路旁近國道1號(194k+400-194k+650)旁農路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1183" calcext:value-type="float">
            <text:p>1,183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7" office:value-type="string" calcext:value-type="string">
            <text:p>成金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二水鄉惠民村山腳路1段223巷等道路側溝改善工程</text:p>
          </table:table-cell>
          <table:table-cell table:style-name="ce18" office:value-type="string" calcext:value-type="string">
            <text:p>二水鄉</text:p>
          </table:table-cell>
          <table:table-cell table:number-columns-repeated="2" table:style-name="ce24" office:value-type="float" office:value="846" calcext:value-type="float">
            <text:p>846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長巨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社頭鄉東興村忠孝一路99巷排水溝改善工程</text:p>
          </table:table-cell>
          <table:table-cell table:style-name="ce18" office:value-type="string" calcext:value-type="string">
            <text:p>社頭鄉</text:p>
          </table:table-cell>
          <table:table-cell table:number-columns-repeated="2" table:style-name="ce24" office:value-type="float" office:value="820" calcext:value-type="float">
            <text:p>82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尚品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員林鎮東北里東南路99巷等道路排水改善工程</text:p>
          </table:table-cell>
          <table:table-cell table:style-name="ce18" office:value-type="string" calcext:value-type="string">
            <text:p>員林鎮</text:p>
          </table:table-cell>
          <table:table-cell table:number-columns-repeated="2" table:style-name="ce24" office:value-type="float" office:value="1630" calcext:value-type="float">
            <text:p>1,63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成金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員林鎮林厝里山腳路一段坡姜巷41弄等巷道改善工程</text:p>
          </table:table-cell>
          <table:table-cell table:style-name="ce18" office:value-type="string" calcext:value-type="string">
            <text:p>員林鎮</text:p>
          </table:table-cell>
          <table:table-cell table:number-columns-repeated="2" table:style-name="ce24" office:value-type="float" office:value="1130" calcext:value-type="float">
            <text:p>1,13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成金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秀水鄉安東村、馬興村、金興村及福興鄉大崙村等排水溝路面改善工程</text:p>
          </table:table-cell>
          <table:table-cell table:style-name="ce18" office:value-type="string" calcext:value-type="string">
            <text:p>秀水鄉</text:p>
          </table:table-cell>
          <table:table-cell table:number-columns-repeated="2" table:style-name="ce24" office:value-type="float" office:value="1128" calcext:value-type="float">
            <text:p>1,12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和仁國小側門綠籬整建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3478" calcext:value-type="float">
            <text:p>3,47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登福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嘉興村護岸路道路改善工程</text:p>
          </table:table-cell>
          <table:table-cell table:style-name="ce18" office:value-type="string" calcext:value-type="string">
            <text:p>芬園鄉</text:p>
          </table:table-cell>
          <table:table-cell table:style-name="ce24" office:value-type="float" office:value="1380" calcext:value-type="float">
            <text:p>1,380 </text:p>
          </table:table-cell>
          <table:table-cell table:style-name="ce23" office:value-type="float" office:value="1380" calcext:value-type="float">
            <text:p>1,38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宇翔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同安村、茄荖村護欄道路水溝加改善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226" calcext:value-type="float">
            <text:p>226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鎮彰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101大埔村支線道路改善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1130" calcext:value-type="float">
            <text:p>1,13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宇翔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埤頭鄉合興村健安街道路改善工程</text:p>
          </table:table-cell>
          <table:table-cell table:style-name="ce18" office:value-type="string" calcext:value-type="string">
            <text:p>埤頭鄉</text:p>
          </table:table-cell>
          <table:table-cell table:number-columns-repeated="2" table:style-name="ce24" office:value-type="float" office:value="1762" calcext:value-type="float">
            <text:p>1,762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順大興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平和里行政街119巷等路面改善工程</text:p>
          </table:table-cell>
          <table:table-cell table:style-name="ce18" office:value-type="string" calcext:value-type="string">
            <text:p>溪湖鎮</text:p>
          </table:table-cell>
          <table:table-cell table:number-columns-repeated="2" table:style-name="ce24" office:value-type="float" office:value="2440" calcext:value-type="float">
            <text:p>2,44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澄昱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楓坑、芬園、大埔、竹林等村路燈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409" calcext:value-type="float">
            <text:p>409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專豐水電</text:p>
          </table:table-cell>
          <table:table-cell table:number-columns-repeated="1016"/>
        </table:table-row>
        <table:table-row table:style-name="ro5">
          <table:table-cell table:style-name="ce11" office:value-type="string" calcext:value-type="string">
            <text:p>社頭鄉張厝村河濱公園綠美化計畫</text:p>
          </table:table-cell>
          <table:table-cell table:style-name="ce18" office:value-type="string" calcext:value-type="string">
            <text:p>社頭鄉</text:p>
          </table:table-cell>
          <table:table-cell table:number-columns-repeated="2" table:style-name="ce24" office:value-type="float" office:value="815" calcext:value-type="float">
            <text:p>81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吉笙營造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埤頭鄉元埔村及和豐等村景點環境改善工程</text:p>
          </table:table-cell>
          <table:table-cell table:style-name="ce18" office:value-type="string" calcext:value-type="string">
            <text:p>埤頭鄉</text:p>
          </table:table-cell>
          <table:table-cell table:number-columns-repeated="2" table:style-name="ce24" office:value-type="float" office:value="2120" calcext:value-type="float">
            <text:p>2,12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致力營造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和美鎮北寧路等道路排水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1168" calcext:value-type="float">
            <text:p>1,16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營泰營造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和美鎮孝友路等道路改善工程</text:p>
          </table:table-cell>
          <table:table-cell table:style-name="ce18" office:value-type="string" calcext:value-type="string">
            <text:p>和美鎮</text:p>
          </table:table-cell>
          <table:table-cell table:style-name="ce24" office:value-type="float" office:value="795" calcext:value-type="float">
            <text:p>795 </text:p>
          </table:table-cell>
          <table:table-cell table:style-name="ce23" office:value-type="float" office:value="795" calcext:value-type="float">
            <text:p>79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新盟營造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埔鹽鄉新水國小老舊圍牆修繕工程</text:p>
          </table:table-cell>
          <table:table-cell table:style-name="ce18" office:value-type="string" calcext:value-type="string">
            <text:p>埔鹽鄉</text:p>
          </table:table-cell>
          <table:table-cell table:style-name="ce24" office:value-type="float" office:value="2760" calcext:value-type="float">
            <text:p>2,760 </text:p>
          </table:table-cell>
          <table:table-cell table:style-name="ce23" office:value-type="float" office:value="2760" calcext:value-type="float">
            <text:p>2,76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寶德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溪頭村彰南路235巷25號旁道路排水改善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360" calcext:value-type="float">
            <text:p>36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同鴻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芬園鄉圳墘村碧園路一段399巷103號前道路改善工程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368" calcext:value-type="float">
            <text:p>36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鎮彰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芬園鄉茄荖、嘉興社區環境綠美化改善計畫</text:p>
          </table:table-cell>
          <table:table-cell table:style-name="ce18" office:value-type="string" calcext:value-type="string">
            <text:p>芬園鄉</text:p>
          </table:table-cell>
          <table:table-cell table:number-columns-repeated="2" table:style-name="ce24" office:value-type="float" office:value="3750" calcext:value-type="float">
            <text:p>3,75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利政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員林鎮溝皂里員集路二段277巷排水改善工程</text:p>
          </table:table-cell>
          <table:table-cell table:style-name="ce20" office:value-type="string" calcext:value-type="string">
            <text:p>員林鎮</text:p>
          </table:table-cell>
          <table:table-cell table:number-columns-repeated="2" table:style-name="ce24" office:value-type="float" office:value="505" calcext:value-type="float">
            <text:p>50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花壇鄉明雅街69巷等道路排水改善工程</text:p>
          </table:table-cell>
          <table:table-cell table:style-name="ce20" office:value-type="string" calcext:value-type="string">
            <text:p>花壇鄉</text:p>
          </table:table-cell>
          <table:table-cell table:number-columns-repeated="2" table:style-name="ce24" office:value-type="float" office:value="875" calcext:value-type="float">
            <text:p>87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尚品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東谷路道路改善工程</text:p>
          </table:table-cell>
          <table:table-cell table:style-name="ce20" office:value-type="string" calcext:value-type="string">
            <text:p>彰化市</text:p>
          </table:table-cell>
          <table:table-cell table:number-columns-repeated="2" table:style-name="ce24" office:value-type="float" office:value="696" calcext:value-type="float">
            <text:p>696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仁佑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寶聖路32巷旁排水改善工程</text:p>
          </table:table-cell>
          <table:table-cell table:style-name="ce20" office:value-type="string" calcext:value-type="string">
            <text:p>彰化市</text:p>
          </table:table-cell>
          <table:table-cell table:style-name="ce24" office:value-type="float" office:value="358" calcext:value-type="float">
            <text:p>358 </text:p>
          </table:table-cell>
          <table:table-cell table:style-name="ce23" office:value-type="float" office:value="358" calcext:value-type="float">
            <text:p>35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成金營造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福興鄉福寶村101年路燈新設工程</text:p>
          </table:table-cell>
          <table:table-cell table:style-name="ce18" office:value-type="string" calcext:value-type="string">
            <text:p>福興鄉</text:p>
          </table:table-cell>
          <table:table-cell table:number-columns-repeated="2" table:style-name="ce24" office:value-type="float" office:value="163" calcext:value-type="float">
            <text:p>163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復聖機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伸港鄉彰新路七段601巷道路改善工程</text:p>
          </table:table-cell>
          <table:table-cell table:style-name="ce18" office:value-type="string" calcext:value-type="string">
            <text:p>伸港鄉</text:p>
          </table:table-cell>
          <table:table-cell table:number-columns-repeated="2" table:style-name="ce24" office:value-type="float" office:value="2000" calcext:value-type="float">
            <text:p>2,00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源昌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西溪里興業路等道路改善工程</text:p>
          </table:table-cell>
          <table:table-cell table:style-name="ce20" office:value-type="string" calcext:value-type="string">
            <text:p>溪湖鎮</text:p>
          </table:table-cell>
          <table:table-cell table:number-columns-repeated="2" table:style-name="ce24" office:value-type="float" office:value="590" calcext:value-type="float">
            <text:p>59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展維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秀水鄉義興村三塊巷39號旁道路闢建工程</text:p>
          </table:table-cell>
          <table:table-cell table:style-name="ce18" office:value-type="string" calcext:value-type="string">
            <text:p>秀水鄉</text:p>
          </table:table-cell>
          <table:table-cell table:number-columns-repeated="2" table:style-name="ce24" office:value-type="float" office:value="900" calcext:value-type="float">
            <text:p>90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有勝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大村鄉黃厝村閒置空間景觀改善計劃</text:p>
          </table:table-cell>
          <table:table-cell table:style-name="ce18" office:value-type="string" calcext:value-type="string">
            <text:p>大村鄉</text:p>
          </table:table-cell>
          <table:table-cell table:number-columns-repeated="2" table:style-name="ce24" office:value-type="float" office:value="4120" calcext:value-type="float">
            <text:p>4,12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合誠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田尾鄉正田路等道路改善工程</text:p>
          </table:table-cell>
          <table:table-cell table:style-name="ce18" office:value-type="string" calcext:value-type="string">
            <text:p>田尾鄉</text:p>
          </table:table-cell>
          <table:table-cell table:number-columns-repeated="2" table:style-name="ce24" office:value-type="float" office:value="1080" calcext:value-type="float">
            <text:p>1,08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順大興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社頭鄉湳底村湳底巷等道路改善工程</text:p>
          </table:table-cell>
          <table:table-cell table:style-name="ce18" office:value-type="string" calcext:value-type="string">
            <text:p>社頭鄉</text:p>
          </table:table-cell>
          <table:table-cell table:number-columns-repeated="2" table:style-name="ce24" office:value-type="float" office:value="1970" calcext:value-type="float">
            <text:p>1,97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全昱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埔心鄉南館村等路面改善工程</text:p>
          </table:table-cell>
          <table:table-cell table:style-name="ce18" office:value-type="string" calcext:value-type="string">
            <text:p>埔心鄉</text:p>
          </table:table-cell>
          <table:table-cell table:number-columns-repeated="2" table:style-name="ce24" office:value-type="float" office:value="924" calcext:value-type="float">
            <text:p>924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裕緯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溪湖鎮湖西重劃區鎮安段502地號等農路改善工程</text:p>
          </table:table-cell>
          <table:table-cell table:style-name="ce18" office:value-type="string" calcext:value-type="string">
            <text:p>溪湖鎮</text:p>
          </table:table-cell>
          <table:table-cell table:number-columns-repeated="2" table:style-name="ce24" office:value-type="float" office:value="385" calcext:value-type="float">
            <text:p>38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駿盛營造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田中鎮中潭里建國路等道路及側溝改善工程</text:p>
          </table:table-cell>
          <table:table-cell table:style-name="ce18" office:value-type="string" calcext:value-type="string">
            <text:p>田中鎮</text:p>
          </table:table-cell>
          <table:table-cell table:number-columns-repeated="2" table:style-name="ce24" office:value-type="float" office:value="1539" calcext:value-type="float">
            <text:p>1,539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尚品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社頭鄉松竹村清水岩路等及二水鄉聖化村道路及側溝改善工程</text:p>
          </table:table-cell>
          <table:table-cell table:style-name="ce20" office:value-type="string" calcext:value-type="string">
            <text:p>社頭鄉</text:p>
            <text:p>二水鄉</text:p>
          </table:table-cell>
          <table:table-cell table:number-columns-repeated="2" table:style-name="ce24" office:value-type="float" office:value="127" calcext:value-type="float">
            <text:p>12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承立土包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伸港鄉大同路等及和美鎮北美路等道路擋土牆改善工程</text:p>
          </table:table-cell>
          <table:table-cell table:style-name="ce18" office:value-type="string" calcext:value-type="string">
            <text:p>伸港鄉</text:p>
          </table:table-cell>
          <table:table-cell table:number-columns-repeated="2" table:style-name="ce24" office:value-type="float" office:value="946" calcext:value-type="float">
            <text:p>946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健生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和美鎮北溪路等道路改善工程</text:p>
          </table:table-cell>
          <table:table-cell table:style-name="ce18" office:value-type="string" calcext:value-type="string">
            <text:p>和美鎮</text:p>
          </table:table-cell>
          <table:table-cell table:number-columns-repeated="2" table:style-name="ce24" office:value-type="float" office:value="1544" calcext:value-type="float">
            <text:p>1,544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隆郢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大城鄉建興重劃區菜寮村三林段199-157地號等三件農路改善工程</text:p>
          </table:table-cell>
          <table:table-cell table:style-name="ce18" office:value-type="string" calcext:value-type="string">
            <text:p>大城鄉</text:p>
          </table:table-cell>
          <table:table-cell table:number-columns-repeated="2" table:style-name="ce24" office:value-type="float" office:value="2385" calcext:value-type="float">
            <text:p>2,38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榮吉土包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永靖鄉永興村永興路一段101巷等巷道改善工程</text:p>
          </table:table-cell>
          <table:table-cell table:style-name="ce18" office:value-type="string" calcext:value-type="string">
            <text:p>永靖鄉</text:p>
          </table:table-cell>
          <table:table-cell table:number-columns-repeated="2" table:style-name="ce24" office:value-type="float" office:value="1920" calcext:value-type="float">
            <text:p>1,92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全昱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秀水鄉馬興村和平巷28-1號前等道路排水改善工程</text:p>
          </table:table-cell>
          <table:table-cell table:style-name="ce18" office:value-type="string" calcext:value-type="string">
            <text:p>秀水鄉</text:p>
          </table:table-cell>
          <table:table-cell table:number-columns-repeated="2" table:style-name="ce24" office:value-type="float" office:value="1460" calcext:value-type="float">
            <text:p>1,46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順大興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芳苑鄉芳苑村等九村道路排水改善工程</text:p>
          </table:table-cell>
          <table:table-cell table:style-name="ce18" office:value-type="string" calcext:value-type="string">
            <text:p>芳苑鄉</text:p>
          </table:table-cell>
          <table:table-cell table:number-columns-repeated="2" table:style-name="ce24" office:value-type="float" office:value="3777" calcext:value-type="float">
            <text:p>3,777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伍益營造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溪湖鎮湖西農地重劃區西勢里興安路30巷路面改善工程</text:p>
          </table:table-cell>
          <table:table-cell table:style-name="ce18" office:value-type="string" calcext:value-type="string">
            <text:p>溪湖鎮</text:p>
          </table:table-cell>
          <table:table-cell table:number-columns-repeated="2" table:style-name="ce24" office:value-type="float" office:value="619" calcext:value-type="float">
            <text:p>619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駿盛營造</text:p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溪湖鎮湖西農地重劃區東西3路側溝加蓋改善工程</text:p>
          </table:table-cell>
          <table:table-cell table:style-name="ce18" office:value-type="string" calcext:value-type="string">
            <text:p>溪湖鎮</text:p>
          </table:table-cell>
          <table:table-cell table:number-columns-repeated="2" table:style-name="ce24" office:value-type="float" office:value="350" calcext:value-type="float">
            <text:p>35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5" office:value-type="string" calcext:value-type="string">
            <text:p>駿盛營造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福興鄉臺十七線路燈節能減碳計畫</text:p>
          </table:table-cell>
          <table:table-cell table:style-name="ce18" office:value-type="string" calcext:value-type="string">
            <text:p>福興鄉</text:p>
          </table:table-cell>
          <table:table-cell table:number-columns-repeated="2" table:style-name="ce24" office:value-type="float" office:value="4865" calcext:value-type="float">
            <text:p>4,865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泓碩光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埤頭鄉彰水路、溪林路及市區等LED路燈汰換計畫</text:p>
          </table:table-cell>
          <table:table-cell table:style-name="ce18" office:value-type="string" calcext:value-type="string">
            <text:p>埤頭鄉</text:p>
          </table:table-cell>
          <table:table-cell table:number-columns-repeated="2" table:style-name="ce24" office:value-type="float" office:value="9978" calcext:value-type="float">
            <text:p>9,97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晶亮電工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彰化市134甲線線東路路燈改善工程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2063" calcext:value-type="float">
            <text:p>2,063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聖佑水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彰化市彰馬路等LED路燈節能改善計畫</text:p>
          </table:table-cell>
          <table:table-cell table:style-name="ce18" office:value-type="string" calcext:value-type="string">
            <text:p>彰化市</text:p>
          </table:table-cell>
          <table:table-cell table:number-columns-repeated="2" table:style-name="ce24" office:value-type="float" office:value="1668" calcext:value-type="float">
            <text:p>1,668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高秀章水電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鹿港鎮平等路、永安二路路燈改善工程</text:p>
          </table:table-cell>
          <table:table-cell table:style-name="ce18" office:value-type="string" calcext:value-type="string">
            <text:p>鹿港鎮</text:p>
          </table:table-cell>
          <table:table-cell table:style-name="ce24" office:value-type="float" office:value="640" calcext:value-type="float">
            <text:p>640 </text:p>
          </table:table-cell>
          <table:table-cell table:style-name="ce23" office:value-type="float" office:value="640" calcext:value-type="float">
            <text:p>640 </text:p>
          </table:table-cell>
          <table:table-cell table:style-name="ce28" office:value-type="string" calcext:value-type="string">
            <text:p>地方小型工程-設備及投資</text:p>
          </table:table-cell>
          <table:table-cell table:style-name="ce31" office:value-type="string" calcext:value-type="string">
            <text:p>本府工務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泓碩光電</text:p>
          </table:table-cell>
          <table:table-cell table:number-columns-repeated="1016"/>
        </table:table-row>
        <table:table-row table:style-name="ro6">
          <table:table-cell table:style-name="ce13" office:value-type="string" calcext:value-type="string">
            <text:p>彰濱線西區蚵車作業平台改善工程</text:p>
          </table:table-cell>
          <table:table-cell table:style-name="ce21" office:value-type="string" calcext:value-type="string">
            <text:p>線西鄉</text:p>
          </table:table-cell>
          <table:table-cell table:style-name="ce24" office:value-type="float" office:value="700" calcext:value-type="float">
            <text:p>700 </text:p>
          </table:table-cell>
          <table:table-cell table:style-name="ce23" office:value-type="float" office:value="700" calcext:value-type="float">
            <text:p>700 </text:p>
          </table:table-cell>
          <table:table-cell table:style-name="ce29" office:value-type="string" calcext:value-type="string">
            <text:p>漁港工程－港澳及出海路工程</text:p>
          </table:table-cell>
          <table:table-cell table:style-name="ce21" office:value-type="string" calcext:value-type="string">
            <text:p>本府農業處</text:p>
          </table:table-cell>
          <table:table-cell table:style-name="ce30" office:value-type="string" calcext:value-type="string">
            <text:p>公開招標 </text:p>
          </table:table-cell>
          <table:table-cell table:style-name="ce36" office:value-type="string" calcext:value-type="string">
            <text:p>駿泰營造</text:p>
          </table:table-cell>
          <table:table-cell table:number-columns-repeated="1016"/>
        </table:table-row>
        <table:table-row table:style-name="ro7">
          <table:table-cell table:style-name="ce14" table:number-columns-spanned="2" table:number-rows-spanned="1"/>
          <table:covered-table-cell table:style-name="ce14"/>
          <table:table-cell table:style-name="ce25" table:formula="of:=SUM([.C6:.C159])" office:value-type="float" office:value="229248" calcext:value-type="float">
            <text:p><text:s/>229,248 </text:p>
          </table:table-cell>
          <table:table-cell table:style-name="ce25" table:formula="of:=SUM([.D6:.D159])" office:value-type="float" office:value="229248" calcext:value-type="float">
            <text:p><text:s/>229,248 </text:p>
          </table:table-cell>
          <table:table-cell table:style-name="ce25" table:number-columns-repeated="4"/>
          <table:table-cell table:number-columns-repeated="1016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1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  <table:named-range table:name="Excel_BuiltIn__FilterDatabase" table:base-cell-address="$議員4.$A$1" table:cell-range-address="$議員4.$A$5:.$H$16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">
      <number:number number:decimal-places="2" loext:min-decimal-places="2" number:min-integer-digits="1"/>
      <number:text> </number:text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">
      <style:text-properties fo:color="#ff0000"/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3" loext:min-decimal-places="3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93P0"/>
    </number:number-style>
    <number:date-style style:name="N194">
      <number:month/>
      <number:text>月</number:text>
      <number:day/>
      <number:text>日</number:text>
    </number:date-style>
    <number:number-style style:name="N195">
      <number:number number:decimal-places="3" loext:min-decimal-places="3" number:min-integer-digits="1"/>
    </number:number-style>
    <number:number-style style:name="N196">
      <number:number number:decimal-places="3" loext:min-decimal-places="3" number:min-integer-digits="1"/>
      <number:text> </number:text>
    </number:number-style>
    <number:number-style style:name="N197P0" style:volatile="true">
      <number:number number:decimal-places="2" loext:min-decimal-places="2" number:min-integer-digits="1"/>
    </number:number-style>
    <number:number-style style:name="N197">
      <style:text-properties fo:color="#ff0000"/>
      <number:number number:decimal-places="2" loext:min-decimal-places="2" number:min-integer-digits="1"/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8P0"/>
    </number:number-style>
    <number:number-style style:name="N199">
      <number:number number:decimal-places="1" loext:min-decimal-places="1" number:min-integer-digits="1"/>
    </number:number-style>
    <number:number-style style:name="N200">
      <number:number number:decimal-places="3" loext:min-decimal-places="3" number:min-integer-digits="1" number:grouping="true"/>
    </number:number-style>
    <number:number-style style:name="N201P0" style:volatile="true">
      <number:number number:decimal-places="1" loext:min-decimal-places="1" number:min-integer-digits="1"/>
      <number:text> </number:text>
    </number:number-style>
    <number:number-style style:name="N201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/>
      <number:text> </number:text>
    </number:number-style>
    <number:number-style style:name="N20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02P0"/>
    </number:number-style>
    <number:number-style style:name="N20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04P2" style:volatile="true">
      <loext:text> </loext:text>
      <loext:fill-character> </loext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loext:min-decimal-places="0" number:min-integer-digits="0" number:grouping="true" number:display-factor="1000"/>
    </number:number-style>
    <number:number-style style:name="N206">
      <number:number number:decimal-places="3" loext:min-decimal-places="3" number:min-integer-digits="0" number:grouping="true" number:display-factor="1000"/>
    </number:number-style>
    <number:number-style style:name="N207">
      <number:number number:decimal-places="0" loext:min-decimal-places="0" number:min-integer-digits="1"/>
      <number:text> </number:text>
    </number:number-style>
    <number:number-style style:name="N208">
      <number:number number:decimal-places="1" loext:min-decimal-places="1" number:min-integer-digits="1" number:grouping="true"/>
    </number:number-style>
    <number:number-style style:name="N209P0" style:volatile="true">
      <number:number number:decimal-places="3" loext:min-decimal-places="3" number:min-integer-digits="1" number:grouping="true"/>
    </number:number-style>
    <number:number-style style:name="N209">
      <style:text-properties fo:color="#ff0000"/>
      <number:number number:decimal-places="3" loext:min-decimal-places="3" number:min-integer-digits="1" number:grouping="true"/>
      <style:map style:condition="value()&gt;=0" style:apply-style-name="N209P0"/>
    </number:number-style>
    <number:number-style style:name="N21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10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0" loext:min-decimal-places="0" number:min-integer-digits="13"/>
    </number:number-style>
    <number:number-style style:name="N212">
      <number:number number:decimal-places="0" loext:min-decimal-places="0" number:min-integer-digits="13"/>
      <number:text>.</number:text>
    </number:number-style>
    <number:number-style style:name="N213P0" style:volatile="true">
      <number:number number:decimal-places="0" loext:min-decimal-places="0" number:min-integer-digits="1"/>
    </number:number-style>
    <number:number-style style:name="N213">
      <number:text>  </number:text>
      <style:map style:condition="value()&gt;=0" style:apply-style-name="N213P0"/>
    </number:number-style>
    <number:number-style style:name="N214P0" style:volatile="true">
      <number:number number:decimal-places="0" loext:min-decimal-places="0" number:min-integer-digits="1"/>
    </number:number-style>
    <number:number-style style:name="N214">
      <number:text>  </number:text>
      <style:map style:condition="value()&gt;=0" style:apply-style-name="N214P0"/>
    </number:number-style>
    <number:number-style style:name="N215P0" style:volatile="true">
      <number:number number:decimal-places="1" loext:min-decimal-places="1" number:min-integer-digits="1" number:grouping="true"/>
    </number:number-style>
    <number:number-style style:name="N215">
      <style:text-properties fo:color="#ff0000"/>
      <number:number number:decimal-places="1" loext:min-decimal-places="1" number:min-integer-digits="1" number:grouping="true"/>
      <style:map style:condition="value()&gt;=0" style:apply-style-name="N215P0"/>
    </number:number-style>
    <number:number-style style:name="N216P0" style:volatile="true">
      <number:number number:decimal-places="4" loext:min-decimal-places="4" number:min-integer-digits="1" number:grouping="true"/>
      <number:text> </number:text>
    </number:number-style>
    <number:number-style style:name="N216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216P0"/>
    </number:number-style>
    <number:currency-style style:name="N21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7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100年度考核報表_28_院處空白表_29_" style:display-name="一般_100年度考核報表(院處空白表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Heading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8.01mm" fo:margin-right="8.01mm" style:first-page-number="continue" style:scale-to="95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3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</text:span><text:span text:style-name="MT1"><text:page-number>1</text:page-number></text:span><text:span text:style-name="MT1">頁，共</text:span><text:span text:style-name="MT1"><text:page-count>99</text:page-count></text:span><text:span text:style-name="MT1">頁</text:span></text:p>
      </style:footer>
      <style:footer-left style:display="false">
        <text:p><text:span text:style-name="MT1">第</text:span><text:span text:style-name="MT1"><text:page-number>1</text:page-number></text:span><text:span text:style-name="MT1">頁，共</text:span><text:span text:style-name="MT1"><text:page-count>99</text:page-count>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ng</meta:initial-creator>
    <meta:creation-date>2013-02-20T14:58:15</meta:creation-date>
    <dc:creator>chang</dc:creator>
    <dc:date>2013-02-20T15:00:32</dc:date>
    <meta:document-statistic meta:table-count="1" meta:cell-count="1247" meta:object-count="0"/>
    <meta:generator>LibreOffice/5.3.4.2$Windows_x86 LibreOffice_project/f82d347ccc0be322489bf7da61d7e4ad13fe2ff3</meta:generator>
  </office:meta>
</office:document-meta>
</file>